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text:span text:style-name="T1">Ext.extend</text:span></text:p>
          </draw:text-box>
        </draw:frame>
        <draw:frame presentation:style-name="pr7" draw:layer="layout" svg:width="24.639cm" svg:height="12.179cm" svg:x="1.4cm" svg:y="4.914cm" presentation:class="outline">
          <draw:text-box>
            <text:list text:style-name="L2">
              <text:list-item>
                <text:p>Is the old (3.x) mechanism for defining classes.</text:p>
              </text:list-item>
              <text:list-item>
                <text:p>It is now deprecated in favor of <text:span text:style-name="T1">Ext.define.</text:span></text:p>
              </text:list-item>
              <text:list-item>
                <text:p><text:span text:style-name="T2">It is still supported.</text:span></text:p>
              </text:list-item>
              <text:list-item>
                <text:p><text:span text:style-name="T2">I'm going to focus on the new (4.x) </text:span><text:span text:style-name="T1">Ext.define.</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the full class name including package nam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extend</text:span></text:p>
          </draw:text-box>
        </draw:frame>
        <draw:frame presentation:style-name="pr7" draw:layer="layout" svg:width="24.639cm" svg:height="12.179cm" svg:x="1.4cm" svg:y="4.914cm" presentation:class="outline">
          <draw:text-box>
            <text:list text:style-name="L2">
              <text:list-item>
                <text:p>The <text:span text:style-name="T1">extend</text:span> is used to derive a subclass.</text:p>
              </text:list-item>
              <text:list-item>
                <text:p>ExtJs will do all the prototype magic for you.</text:p>
              </text:list-item>
              <text:list-item>
                <text:p><text:span text:style-name="T1">instanceof</text:span> will work as expected.</text:p>
              </text:list-item>
              <text:list-item>
                <text:p>See example (<text:span text:style-name="T1">define_extend.html</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text:span> – calling the parent</text:p>
          </draw:text-box>
        </draw:frame>
        <draw:frame presentation:style-name="pr7" draw:layer="layout" svg:width="24.639cm" svg:height="15.66cm" svg:x="1.4cm" svg:y="4.914cm" presentation:class="outline" presentation:user-transformed="true">
          <draw:text-box>
            <text:list text:style-name="L2">
              <text:list-item>
                <text:p>If you extend a class you will need to call your parent (constructor is most obvious but other times too).</text:p>
              </text:list-item>
              <text:list-item>
                <text:p>The syntax is</text:p>
                <text:p><text:span text:style-name="T1">this.callParent(arguments array);</text:span></text:p>
              </text:list-item>
              <text:list-item>
                <text:p><text:span text:style-name="T2">If your arguments are just like your parents you can just say:</text:span></text:p>
                <text:p><text:span text:style-name="T2">this.callParent(arguments);</text:span></text:p>
              </text:list-item>
              <text:list-item>
                <text:p><text:span text:style-name="T2">Works for both constructor and regular method. ExtJs knows the method to call. Don't worry about it.</text:span></text:p>
                <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override</text:span></text:p>
          </draw:text-box>
        </draw:frame>
        <draw:frame presentation:style-name="pr7" draw:layer="layout" svg:width="24.639cm" svg:height="12.179cm" svg:x="1.4cm" svg:y="4.914cm" presentation:class="outline">
          <draw:text-box>
            <text:list text:style-name="L2">
              <text:list-item>
                <text:p>You can use <text:span text:style-name="T1">Ext.define</text:span> to change the behavior of classes, even ones that you did not write.</text:p>
              </text:list-item>
              <text:list-item>
                <text:p>Attach an <text:span text:style-name="T1">override </text:span><text:span text:style-name="T2">attribute to Ext.define instead of extend. The class you specify will be modified according to your specification.</text:span></text:p>
              </text:list-item>
              <text:list-item>
                <text:p><text:span text:style-name="T2">You can use this technique to change the behavior of existing ExtJs widgets.</text:span></text:p>
              </text:list-item>
              <text:list-item>
                <text:p><text:span text:style-name="T2">See example (</text:span><text:span text:style-name="T1">define_override.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If your ExtJs class needs other classes to do it's bit and these classes are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 – both parents, mixins, overrides and used classes.</text:span></text:p>
              </text:list-item>
              <text:list-item>
                <text:p><text:span text:style-name="T2">Note that </text:span><text:span text:style-name="T1">Ext.Loader.setConfig </text:span><text:span text:style-name="T2">Must be configured for dynamic loading or this will not work.</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You should use this requires feature whenever <text:s/>you want to write multiple classes and you want to store each class in it's own file (this is a recommended practice).</text:span></text:p>
              </text:list-item>
              <text:list-item>
                <text:p><text:span text:style-name="T2">In this case you may need to configure the loader to find the classes in other folders.</text:span></text:p>
              </text:list-item>
              <text:list-item>
                <text:p><text:span text:style-name="T2">See example (</text:span><text:span text:style-name="T1">define_requires.html</text:span><text:span text:style-name="T2">).</text:span></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In development time the performance of </text:span><text:span text:style-name="T1">requires </text:span><text:span text:style-name="T2">because it will actually fetch the classes each time.</text:span></text:p>
              </text:list-item>
              <text:list-item>
                <text:p><text:span text:style-name="T2">This is usually not an issue for developers since they have a high bandwidth to their development servers.</text:span></text:p>
              </text:list-item>
              <text:list-item>
                <text:p><text:span text:style-name="T2">For production ExtJs provider a special wrapping tool that will wrap all of your classes into one compressed file and will mitigate all of those AJAX calls. You can even add your classes to the ExtJs classes so they will be loaded together.</text:span></text:p>
              </text:list-item>
              <text:list-item>
                <text:p><text:span text:style-name="T2">In that case all of those </text:span><text:span text:style-name="T1">.require </text:span><text:span text:style-name="T2">calls will do nothing.</text:span></text:p>
              </text:list-item>
              <text:list-item>
                <text:p><text:span text:style-name="T2">Bottom line: don't worry about the performance. Write the code the way it should be written.</text:span></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1H9M12S</meta:editing-duration>
    <meta:editing-cycles>24</meta:editing-cycles>
    <dc:date>2012-05-16T08:32:32</dc:date>
    <meta:generator>LibreOffice/3.5$Linux_x86 LibreOffice_project/350m1$Build-2</meta:generator>
    <meta:document-statistic meta:object-count="96"/>
  </office:meta>
</office:document-meta>
</file>